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10.4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Contract For Difference</text:p>
          </table:table-cell>
          <table:table-cell office:value-type="string" calcext:value-type="string">
            <text:p>差金決済取引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nsumer Price Index</text:p>
          </table:table-cell>
          <table:table-cell office:value-type="string" calcext:value-type="string">
            <text:p>消費者物価指数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string" calcext:value-type="string">
            <text:p>Exchange Traded Fund</text:p>
          </table:table-cell>
          <table:table-cell office:value-type="string" calcext:value-type="string">
            <text:p>金融商品取引所に上場している投資信託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xchange Traded Note</text:p>
          </table:table-cell>
          <table:table-cell office:value-type="string" calcext:value-type="string">
            <text:p>「上場投資証券」または「指標連動証券」と呼ばれる上場商品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ross Domestic Product</text:p>
          </table:table-cell>
          <table:table-cell office:value-type="string" calcext:value-type="string">
            <text:p>国内総生産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Producer Price Index</text:p>
          </table:table-cell>
          <table:table-cell office:value-type="string" calcext:value-type="string">
            <text:p>生産者物価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EIT</text:p>
          </table:table-cell>
          <table:table-cell office:value-type="string" calcext:value-type="string">
            <text:p>Real Estate Investment Trust</text:p>
          </table:table-cell>
          <table:table-cell office:value-type="string" calcext:value-type="string">
            <text:p>不動産投資信託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用語</text:p>
          </table:table-cell>
          <table:table-cell table:style-name="ce1" office:value-type="string" calcext:value-type="string">
            <text:p>説明</text:p>
          </table:table-cell>
        </table:table-row>
        <table:table-row table:style-name="ro1">
          <table:table-cell table:style-name="ce8" office:value-type="string" calcext:value-type="string">
            <text:p>ザラ場</text:p>
          </table:table-cell>
          <table:table-cell table:style-name="ce8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table:style-name="ce8" office:value-type="string" calcext:value-type="string">
            <text:p>じり安（じりやす）</text:p>
          </table:table-cell>
          <table:table-cell table:style-name="ce8" office:value-type="string" calcext:value-type="string">
            <text:p>株価が徐々に下がること。</text:p>
          </table:table-cell>
        </table:table-row>
        <table:table-row table:style-name="ro1">
          <table:table-cell table:style-name="ce8" office:value-type="string" calcext:value-type="string">
            <text:p>じり高（じりだか）</text:p>
          </table:table-cell>
          <table:table-cell table:style-name="ce8" office:value-type="string" calcext:value-type="string">
            <text:p>株価が徐々に上がること。</text:p>
          </table:table-cell>
        </table:table-row>
        <table:table-row table:style-name="ro2">
          <table:table-cell table:style-name="ce8" office:value-type="string" calcext:value-type="string">
            <text:p>ナンピン（難平）買い</text:p>
          </table:table-cell>
          <table:table-cell table:style-name="ce8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table:style-name="ce8" office:value-type="string" calcext:value-type="string">
            <text:p>バルチック海運指数</text:p>
          </table:table-cell>
          <table:table-cell table:style-name="ce8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table:style-name="ce8" office:value-type="string" calcext:value-type="string">
            <text:p>プラ転</text:p>
          </table:table-cell>
          <table:table-cell table:style-name="ce8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table:style-name="ce8" office:value-type="string" calcext:value-type="string">
            <text:p>マイ転</text:p>
          </table:table-cell>
          <table:table-cell table:style-name="ce8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table:style-name="ce8" office:value-type="string" calcext:value-type="string">
            <text:p>もみ合い <text:s/>（もみあい）</text:p>
          </table:table-cell>
          <table:table-cell table:style-name="ce8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3">
          <table:table-cell table:style-name="ce8" office:value-type="string" calcext:value-type="string">
            <text:p>逆日歩（ぎゃくひぶ）</text:p>
          </table:table-cell>
          <table:table-cell table:style-name="ce10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1">
          <table:table-cell table:style-name="ce8" office:value-type="string" calcext:value-type="string">
            <text:p>建玉（たてぎょく）</text:p>
          </table:table-cell>
          <table:table-cell table:style-name="ce8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table:style-name="ce8" office:value-type="string" calcext:value-type="string">
            <text:p>後場 （ごば）</text:p>
          </table:table-cell>
          <table:table-cell table:style-name="ce8" office:value-type="string" calcext:value-type="string">
            <text:p>午後の取引時間のこと。</text:p>
          </table:table-cell>
        </table:table-row>
        <table:table-row table:style-name="ro1">
          <table:table-cell table:style-name="ce8" office:value-type="string" calcext:value-type="string">
            <text:p>前場 （ぜんば）</text:p>
          </table:table-cell>
          <table:table-cell table:style-name="ce8" office:value-type="string" calcext:value-type="string">
            <text:p>午前の取引時間のこと。</text:p>
          </table:table-cell>
        </table:table-row>
        <table:table-row table:style-name="ro2">
          <table:table-cell table:style-name="ce8" office:value-type="string" calcext:value-type="string">
            <text:p>買建(かいだて)</text:p>
          </table:table-cell>
          <table:table-cell table:style-name="ce8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8" office:value-type="string" calcext:value-type="string">
            <text:p>売建(うりだて)</text:p>
          </table:table-cell>
          <table:table-cell table:style-name="ce8" office:value-type="string" calcext:value-type="string">
            <text:p>株式を借りて売ること</text:p>
          </table:table-cell>
        </table:table-row>
        <table:table-row table:style-name="ro1">
          <table:table-cell table:style-name="ce8" office:value-type="string" calcext:value-type="string">
            <text:p>板（いた）</text:p>
          </table:table-cell>
          <table:table-cell table:style-name="ce8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00/00/00</text:date>, <text:time style:data-style-name="N2" text:time-value="05:39:13.25397137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4.1$Linux_X86_64 LibreOffice_project/60$Build-1</meta:generator>
    <dc:date>2024-01-18T05:45:31.695889085</dc:date>
    <meta:editing-duration>PT6H55M18S</meta:editing-duration>
    <meta:editing-cycles>69</meta:editing-cycles>
    <meta:document-statistic meta:table-count="2" meta:cell-count="101" meta:object-count="0"/>
  </office:meta>
</office:document-meta>
</file>